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 fo:orphans="0" fo:widows="0" style:text-autospace="none"/>
      <style:text-properties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indent="1.251cm" style:auto-text-indent="false"/>
      <style:text-properties fo:font-size="14pt" style:font-size-asian="14pt" style:font-size-complex="14pt"/>
    </style:style>
    <style:style style:name="P8" style:family="paragraph" style:parent-style-name="Text_20_body">
      <style:paragraph-properties fo:text-align="justify" style:justify-single-word="false"/>
      <style:text-properties style:font-size-complex="14pt"/>
    </style:style>
    <style:style style:name="P9" style:family="paragraph" style:parent-style-name="Text_20_body">
      <style:paragraph-properties fo:text-align="justify" style:justify-single-word="false"/>
      <style:text-properties fo:letter-spacing="-0.002cm" style:font-size-complex="14pt"/>
    </style:style>
    <style:style style:name="P10" style:family="paragraph" style:parent-style-name="Standard" style:master-page-name="Standard">
      <style:paragraph-properties fo:margin-top="0cm" fo:margin-bottom="0.212cm" loext:contextual-spacing="false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ПРОТОКОЛ № __</text:p>
      <text:p text:style-name="P5">заседания диссертационного совета ___ШИФР_СОВЕТА___ </text:p>
      <text:p text:style-name="P3"/>
      <text:p text:style-name="P3">___дата_защиты___</text:p>
      <text:p text:style-name="P4"/>
      <text:p text:style-name="P1"><text:span text:style-name="T4">ПРИСУТСТВОВАЛИ:</text:span><text:span text:style-name="T2"> </text:span><text:span text:style-name="T3">10 из 15 <text:s/>членов диссертационного совета: </text:span></text:p>
      <text:p text:style-name="P5">д.ф.-м.н. Россовский Л.Е., д.ф.-м.н. Савин А.Ю., д.ф.-м.н. Бесов О.В., д.ф.-м.н. Брайчев Г.Г., д.ф.-м.н. Буренков В.И., д.ф.-м.н. Галахов Е.И., д.ф.-м.н. Савчин В.М., д.ф.-м.н. Сакбаев В.Ж., д.ф.-м.н. Фаминский А.В., <text:s/>д.ф.-м.н. Шерстюков В.Б.</text:p>
      <text:p text:style-name="P2">официальные оппоненты: Бесов О.В., Дьяченко М.И.</text:p>
      <text:p text:style-name="P2">научный руководитель: ___Научрук_И_О___</text:p>
      <text:p text:style-name="P5"/>
      <text:p text:style-name="P2">ПРЕДСЕДАТЕЛЬСТВУЮЩИЙ: ___Предссовета_И_О___ – заместитель/председателя диссертационного совета</text:p>
      <text:p text:style-name="P2">СЕКРЕТАРЬ: ___Учсекретарь_И_О___ - ученый секретарь диссертационного совета</text:p>
      <text:p text:style-name="P2"/>
      <text:p text:style-name="P8">ПОВЕСТКА ДНЯ: защита диссертации ___ФИО_в_родительном_падеже___ «___Тема_диссертации___», представленной на соискание ученой степени ___кандидат_или_доктор___а ___каких_наук___ наук по специальности ___ШИФР_СПЕЦ___ ___Название_научной_специальности___</text:p>
      <text:p text:style-name="P8">СЛУШАЛИ: </text:p>
      <text:p text:style-name="P8">- председательствующего с информацией о кворуме и повестке дня заседания;</text:p>
      <text:p text:style-name="P9">- ученого секретаря диссертационного совета с информацией о документах аттестационного дела соискателя; зачитывались отзывы, поступившие в диссертационный совет;</text:p>
      <text:p text:style-name="P8">- доклад соискателя ученой степени об основных положениях диссертации.</text:p>
      <text:p text:style-name="P8">ВЫСТУПАЛИ:</text:p>
      <text:p text:style-name="P2">- научный руководитель;</text:p>
      <text:p text:style-name="P2">- официальные оппоненты по диссертации;</text:p>
      <text:p text:style-name="P2">- члены диссертационного совета (в рамках научной дискуссии) <text:s/></text:p>
      <text:p text:style-name="P8">- председатель счетной комиссии</text:p>
      <text:p text:style-name="P1"><text:span text:style-name="T3">ПОСТАНОВИЛИ:</text:span><text:span text:style-name="T1"> </text:span></text:p>
      <text:p text:style-name="P1"><text:span text:style-name="T1">- </text:span><text:span text:style-name="T3">утвердить протокол счетной комиссии;</text:span></text:p>
      <text:p text:style-name="P5">- присудить ___ФИО_в_дательном_падеже___ ученую степень ___кандидат_или_доктор___а ___каких_наук___ наук.</text:p>
      <text:p text:style-name="P7"/>
      <text:p text:style-name="P6"/>
      <text:p text:style-name="P6">Председательствующий <text:s text:c="44"/>___Предссовета_И_О___</text:p>
      <text:p text:style-name="P6"/>
      <text:p text:style-name="P6">Ученый секретарь</text:p>
      <text:p text:style-name="P6">диссертационного совета <text:s text:c="42"/>___Учсекретарь_И_О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style:font-size-asian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size="14pt" style:font-size-asian="14pt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orphans="0" fo:widows="0" fo:text-indent="0.397cm" style:auto-text-indent="false"/>
      <style:text-properties fo:font-size="14pt" style:font-size-asian="14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752cm" fo:margin-left="3.175cm" fo:margin-right="1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ВЫПИСКА</dc:title>
    <dc:subject/>
    <meta:keyword/>
    <meta:initial-creator>104</meta:initial-creator>
    <meta:creation-date>2019-02-13T13:36:00</meta:creation-date>
    <dc:date>2025-10-20T02:01:41.250000584</dc:date>
    <meta:print-date>2014-12-08T10:29:00</meta:print-date>
    <meta:editing-cycles>30</meta:editing-cycles>
    <meta:editing-duration>PT7H40M48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25" meta:word-count="164" meta:character-count="1712" meta:non-whitespace-character-count="1478"/>
  </office:meta>
</office:document-meta>
</file>